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11" table:default-cell-style-name="ce3"/>
        <table:table-row table:style-name="ro1" table:number-rows-repeated="2">
          <table:table-cell table:number-columns-repeated="3"/>
          <table:table-cell table:style-name="Default" table:number-columns-repeated="11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office:value-type="string" calcext:value-type="string">
            <text:p>phi</text:p>
          </table:table-cell>
          <table:table-cell office:value-type="float" office:value="5.08036E+016" calcext:value-type="float">
            <text:p>5.080360E+16</text:p>
          </table:table-cell>
          <table:table-cell office:value-type="float" office:value="1.38956E+017" calcext:value-type="float">
            <text:p>1.389560E+17</text:p>
          </table:table-cell>
          <table:table-cell office:value-type="float" office:value="2.88445E+017" calcext:value-type="float">
            <text:p>2.884450E+17</text:p>
          </table:table-cell>
          <table:table-cell office:value-type="float" office:value="5.53185E+017" calcext:value-type="float">
            <text:p>5.531850E+17</text:p>
          </table:table-cell>
          <table:table-cell office:value-type="float" office:value="3.76851E+017" calcext:value-type="float">
            <text:p>3.768510E+17</text:p>
          </table:table-cell>
          <table:table-cell office:value-type="float" office:value="9.31402E+016" calcext:value-type="float">
            <text:p>9.314020E+16</text:p>
          </table:table-cell>
          <table:table-cell office:value-type="float" office:value="1.29446E+017" calcext:value-type="float">
            <text:p>1.294460E+17</text:p>
          </table:table-cell>
          <table:table-cell office:value-type="float" office:value="6.81181E+016" calcext:value-type="float">
            <text:p>6.811810E+16</text:p>
          </table:table-cell>
          <table:table-cell office:value-type="float" office:value="8.95766E+016" calcext:value-type="float">
            <text:p>8.957660E+16</text:p>
          </table:table-cell>
          <table:table-cell office:value-type="float" office:value="1.02527E+017" calcext:value-type="float">
            <text:p>1.025270E+17</text:p>
          </table:table-cell>
          <table:table-cell office:value-type="float" office:value="7.7629E+016" calcext:value-type="float">
            <text:p>7.762900E+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t</text:p>
          </table:table-cell>
          <table:table-cell office:value-type="float" office:value="0.147318" calcext:value-type="float">
            <text:p>1.473180E-01</text:p>
          </table:table-cell>
          <table:table-cell office:value-type="float" office:value="0.178702" calcext:value-type="float">
            <text:p>1.787020E-01</text:p>
          </table:table-cell>
          <table:table-cell office:value-type="float" office:value="0.308882" calcext:value-type="float">
            <text:p>3.088820E-01</text:p>
          </table:table-cell>
          <table:table-cell office:value-type="float" office:value="0.392459" calcext:value-type="float">
            <text:p>3.924590E-01</text:p>
          </table:table-cell>
          <table:table-cell office:value-type="float" office:value="0.40133" calcext:value-type="float">
            <text:p>4.013300E-01</text:p>
          </table:table-cell>
          <table:table-cell office:value-type="float" office:value="0.403217" calcext:value-type="float">
            <text:p>4.032170E-01</text:p>
          </table:table-cell>
          <table:table-cell office:value-type="float" office:value="0.398931" calcext:value-type="float">
            <text:p>3.989310E-01</text:p>
          </table:table-cell>
          <table:table-cell office:value-type="float" office:value="0.402688" calcext:value-type="float">
            <text:p>4.026880E-01</text:p>
          </table:table-cell>
          <table:table-cell office:value-type="float" office:value="0.407836" calcext:value-type="float">
            <text:p>4.078360E-01</text:p>
          </table:table-cell>
          <table:table-cell office:value-type="float" office:value="0.412278" calcext:value-type="float">
            <text:p>4.122780E-01</text:p>
          </table:table-cell>
          <table:table-cell office:value-type="float" office:value="0.436743" calcext:value-type="float">
            <text:p>4.367430E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νΣf</text:p>
          </table:table-cell>
          <table:table-cell office:value-type="float" office:value="0.000457493" calcext:value-type="float">
            <text:p>4.574930E-04</text:p>
          </table:table-cell>
          <table:table-cell office:value-type="float" office:value="0.000235026" calcext:value-type="float">
            <text:p>2.350260E-04</text:p>
          </table:table-cell>
          <table:table-cell office:value-type="float" office:value="0.000115042" calcext:value-type="float">
            <text:p>1.150420E-04</text:p>
          </table:table-cell>
          <table:table-cell office:value-type="float" office:value="0.000364294" calcext:value-type="float">
            <text:p>3.642940E-04</text:p>
          </table:table-cell>
          <table:table-cell office:value-type="float" office:value="0.00244257" calcext:value-type="float">
            <text:p>2.442570E-03</text:p>
          </table:table-cell>
          <table:table-cell office:value-type="float" office:value="0.00302361" calcext:value-type="float">
            <text:p>3.023610E-03</text:p>
          </table:table-cell>
          <table:table-cell office:value-type="float" office:value="0.00324354" calcext:value-type="float">
            <text:p>3.243540E-03</text:p>
          </table:table-cell>
          <table:table-cell office:value-type="float" office:value="0.0082407" calcext:value-type="float">
            <text:p>8.240700E-03</text:p>
          </table:table-cell>
          <table:table-cell office:value-type="float" office:value="0.0147233" calcext:value-type="float">
            <text:p>1.472330E-02</text:p>
          </table:table-cell>
          <table:table-cell office:value-type="float" office:value="0.0160898" calcext:value-type="float">
            <text:p>1.608980E-02</text:p>
          </table:table-cell>
          <table:table-cell office:value-type="float" office:value="0.0288911" calcext:value-type="float">
            <text:p>2.889110E-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Σf</text:p>
          </table:table-cell>
          <table:table-cell office:value-type="float" office:value="5.211594981E-015" calcext:value-type="float">
            <text:p>5.211595E-15</text:p>
          </table:table-cell>
          <table:table-cell office:value-type="float" office:value="2.952856151E-015" calcext:value-type="float">
            <text:p>2.952856E-15</text:p>
          </table:table-cell>
          <table:table-cell office:value-type="float" office:value="1.506810918E-015" calcext:value-type="float">
            <text:p>1.506811E-15</text:p>
          </table:table-cell>
          <table:table-cell office:value-type="float" office:value="4.853103424E-015" calcext:value-type="float">
            <text:p>4.853103E-15</text:p>
          </table:table-cell>
          <table:table-cell office:value-type="float" office:value="0.00000000000003250444846" calcext:value-type="float">
            <text:p>3.250445E-14</text:p>
          </table:table-cell>
          <table:table-cell office:value-type="float" office:value="0.00000000000004021315549" calcext:value-type="float">
            <text:p>4.021316E-14</text:p>
          </table:table-cell>
          <table:table-cell office:value-type="float" office:value="0.00000000000004313790771" calcext:value-type="float">
            <text:p>4.313791E-14</text:p>
          </table:table-cell>
          <table:table-cell office:value-type="float" office:value="0.0000000000001095983243" calcext:value-type="float">
            <text:p>1.095983E-13</text:p>
          </table:table-cell>
          <table:table-cell office:value-type="float" office:value="0.0000000000001958148345" calcext:value-type="float">
            <text:p>1.958148E-13</text:p>
          </table:table-cell>
          <table:table-cell office:value-type="float" office:value="0.0000000000002139884832" calcext:value-type="float">
            <text:p>2.139885E-13</text:p>
          </table:table-cell>
          <table:table-cell office:value-type="float" office:value="0.0000000000003842427657" calcext:value-type="float">
            <text:p>3.842428E-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s(g→g2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02924" calcext:value-type="float">
            <text:p>1.029240E-01</text:p>
          </table:table-cell>
          <table:table-cell office:value-type="float" office:value="0.0426926" calcext:value-type="float">
            <text:p>4.269260E-02</text:p>
          </table:table-cell>
          <table:table-cell office:value-type="float" office:value="0.00128696" calcext:value-type="float">
            <text:p>1.286960E-03</text:p>
          </table:table-cell>
          <table:table-cell office:value-type="float" office:value="0.0000484583" calcext:value-type="float">
            <text:p>4.845830E-05</text:p>
          </table:table-cell>
          <table:table-cell table:number-columns-repeated="7"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00E+00</text:p>
          </table:table-cell>
          <table:table-cell office:value-type="float" office:value="0.143429" calcext:value-type="float">
            <text:p>1.434290E-01</text:p>
          </table:table-cell>
          <table:table-cell office:value-type="float" office:value="0.0351266" calcext:value-type="float">
            <text:p>3.512660E-02</text:p>
          </table:table-cell>
          <table:table-cell office:value-type="float" office:value="0.0000372272" calcext:value-type="float">
            <text:p>3.722720E-05</text:p>
          </table:table-cell>
          <table:table-cell table:number-columns-repeated="7"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.000000E+00</text:p>
          </table:table-cell>
          <table:table-cell office:value-type="float" office:value="0.286204" calcext:value-type="float">
            <text:p>2.862040E-01</text:p>
          </table:table-cell>
          <table:table-cell office:value-type="float" office:value="0.0225942" calcext:value-type="float">
            <text:p>2.259420E-02</text:p>
          </table:table-cell>
          <table:table-cell office:value-type="float" office:value="0.0000000199544" calcext:value-type="float">
            <text:p>1.995440E-08</text:p>
          </table:table-cell>
          <table:table-cell table:number-columns-repeated="6"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.000000E+00</text:p>
          </table:table-cell>
          <table:table-cell office:value-type="float" office:value="0.380656" calcext:value-type="float">
            <text:p>3.806560E-01</text:p>
          </table:table-cell>
          <table:table-cell office:value-type="float" office:value="0.0113879" calcext:value-type="float">
            <text:p>1.138790E-02</text:p>
          </table:table-cell>
          <table:table-cell table:number-columns-repeated="6"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.000000E+00</text:p>
          </table:table-cell>
          <table:table-cell office:value-type="float" office:value="0.38435" calcext:value-type="float">
            <text:p>3.843500E-01</text:p>
          </table:table-cell>
          <table:table-cell office:value-type="float" office:value="0.0134972" calcext:value-type="float">
            <text:p>1.349720E-02</text:p>
          </table:table-cell>
          <table:table-cell table:number-columns-repeated="5"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.000000E+00</text:p>
          </table:table-cell>
          <table:table-cell office:value-type="float" office:value="0.000075616" calcext:value-type="float">
            <text:p>7.561600E-05</text:p>
          </table:table-cell>
          <table:table-cell office:value-type="float" office:value="0.347272" calcext:value-type="float">
            <text:p>3.472720E-01</text:p>
          </table:table-cell>
          <table:table-cell office:value-type="float" office:value="0.0486777" calcext:value-type="float">
            <text:p>4.867770E-02</text:p>
          </table:table-cell>
          <table:table-cell table:number-columns-repeated="4"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00E+00</text:p>
          </table:table-cell>
          <table:table-cell office:value-type="float" office:value="0.000535994" calcext:value-type="float">
            <text:p>5.359940E-04</text:p>
          </table:table-cell>
          <table:table-cell office:value-type="float" office:value="0.355489" calcext:value-type="float">
            <text:p>3.554890E-01</text:p>
          </table:table-cell>
          <table:table-cell office:value-type="float" office:value="0.0374218" calcext:value-type="float">
            <text:p>3.742180E-02</text:p>
          </table:table-cell>
          <table:table-cell office:value-type="float" office:value="0.00224575" calcext:value-type="float">
            <text:p>2.245750E-03</text:p>
          </table:table-cell>
          <table:table-cell office:value-type="float" office:value="0.000144871" calcext:value-type="float">
            <text:p>1.448710E-04</text:p>
          </table:table-cell>
          <table:table-cell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.000000E+00</text:p>
          </table:table-cell>
          <table:table-cell office:value-type="float" office:value="0.0154792" calcext:value-type="float">
            <text:p>1.547920E-02</text:p>
          </table:table-cell>
          <table:table-cell office:value-type="float" office:value="0.28713" calcext:value-type="float">
            <text:p>2.871300E-01</text:p>
          </table:table-cell>
          <table:table-cell office:value-type="float" office:value="0.0820173" calcext:value-type="float">
            <text:p>8.201730E-02</text:p>
          </table:table-cell>
          <table:table-cell office:value-type="float" office:value="0.0106388" calcext:value-type="float">
            <text:p>1.063880E-02</text:p>
          </table:table-cell>
          <table:table-cell office:value-type="float" office:value="0.00123536" calcext:value-type="float">
            <text:p>1.235360E-03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.000000E+00</text:p>
          </table:table-cell>
          <table:table-cell office:value-type="float" office:value="0.000187981" calcext:value-type="float">
            <text:p>1.879810E-04</text:p>
          </table:table-cell>
          <table:table-cell office:value-type="float" office:value="0.0313596" calcext:value-type="float">
            <text:p>3.135960E-02</text:p>
          </table:table-cell>
          <table:table-cell office:value-type="float" office:value="0.286974" calcext:value-type="float">
            <text:p>2.869740E-01</text:p>
          </table:table-cell>
          <table:table-cell office:value-type="float" office:value="0.0679757" calcext:value-type="float">
            <text:p>6.797570E-02</text:p>
          </table:table-cell>
          <table:table-cell office:value-type="float" office:value="0.0109775" calcext:value-type="float">
            <text:p>1.097750E-0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.000000E+00</text:p>
          </table:table-cell>
          <table:table-cell office:value-type="float" office:value="0.00211638" calcext:value-type="float">
            <text:p>2.116380E-03</text:p>
          </table:table-cell>
          <table:table-cell office:value-type="float" office:value="0.0435714" calcext:value-type="float">
            <text:p>4.357140E-02</text:p>
          </table:table-cell>
          <table:table-cell office:value-type="float" office:value="0.311157" calcext:value-type="float">
            <text:p>3.111570E-01</text:p>
          </table:table-cell>
          <table:table-cell office:value-type="float" office:value="0.0438175" calcext:value-type="float">
            <text:p>4.381750E-0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.000000E+00</text:p>
          </table:table-cell>
          <table:table-cell office:value-type="float" office:value="0.0003316" calcext:value-type="float">
            <text:p>3.316000E-04</text:p>
          </table:table-cell>
          <table:table-cell office:value-type="float" office:value="0.00654298" calcext:value-type="float">
            <text:p>6.542980E-03</text:p>
          </table:table-cell>
          <table:table-cell office:value-type="float" office:value="0.0455934" calcext:value-type="float">
            <text:p>4.559340E-02</text:p>
          </table:table-cell>
          <table:table-cell office:value-type="float" office:value="0.364601" calcext:value-type="float">
            <text:p>3.646010E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tr</text:p>
          </table:table-cell>
          <table:table-cell office:value-type="float" office:value="0.123757" calcext:value-type="float">
            <text:p>1.237570E-01</text:p>
          </table:table-cell>
          <table:table-cell office:value-type="float" office:value="0.156108" calcext:value-type="float">
            <text:p>1.561080E-01</text:p>
          </table:table-cell>
          <table:table-cell office:value-type="float" office:value="0.274477" calcext:value-type="float">
            <text:p>2.744770E-01</text:p>
          </table:table-cell>
          <table:table-cell office:value-type="float" office:value="0.369501" calcext:value-type="float">
            <text:p>3.695010E-01</text:p>
          </table:table-cell>
          <table:table-cell office:value-type="float" office:value="0.379436" calcext:value-type="float">
            <text:p>3.794360E-01</text:p>
          </table:table-cell>
          <table:table-cell office:value-type="float" office:value="0.381446" calcext:value-type="float">
            <text:p>3.814460E-01</text:p>
          </table:table-cell>
          <table:table-cell office:value-type="float" office:value="0.377653" calcext:value-type="float">
            <text:p>3.776530E-01</text:p>
          </table:table-cell>
          <table:table-cell office:value-type="float" office:value="0.382924" calcext:value-type="float">
            <text:p>3.829240E-01</text:p>
          </table:table-cell>
          <table:table-cell office:value-type="float" office:value="0.389746" calcext:value-type="float">
            <text:p>3.897460E-01</text:p>
          </table:table-cell>
          <table:table-cell office:value-type="float" office:value="0.398265" calcext:value-type="float">
            <text:p>3.982650E-01</text:p>
          </table:table-cell>
          <table:table-cell office:value-type="float" office:value="0.437113" calcext:value-type="float">
            <text:p>4.371130E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.327131" calcext:value-type="float">
            <text:p>3.271310E-01</text:p>
          </table:table-cell>
          <table:table-cell office:value-type="float" office:value="0.410462" calcext:value-type="float">
            <text:p>4.104620E-01</text:p>
          </table:table-cell>
          <table:table-cell office:value-type="float" office:value="0.250159" calcext:value-type="float">
            <text:p>2.501590E-01</text:p>
          </table:table-cell>
          <table:table-cell office:value-type="float" office:value="0.0122406" calcext:value-type="float">
            <text:p>1.224060E-02</text:p>
          </table:table-cell>
          <table:table-cell office:value-type="float" office:value="0.00000665198" calcext:value-type="float">
            <text:p>6.651980E-06</text:p>
          </table:table-cell>
          <table:table-cell table:number-columns-repeated="6"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2549407518" calcext:value-type="float">
            <text:p>2.549408E+09</text:p>
          </table:table-cell>
          <table:table-cell office:value-type="float" office:value="1633343732" calcext:value-type="float">
            <text:p>1.633344E+09</text:p>
          </table:table-cell>
          <table:table-cell office:value-type="float" office:value="739984312.3" calcext:value-type="float">
            <text:p>7.399843E+08</text:p>
          </table:table-cell>
          <table:table-cell office:value-type="float" office:value="92865169.06" calcext:value-type="float">
            <text:p>9.286517E+07</text:p>
          </table:table-cell>
          <table:table-cell office:value-type="float" office:value="10510251.7" calcext:value-type="float">
            <text:p>1.051025E+07</text:p>
          </table:table-cell>
          <table:table-cell office:value-type="float" office:value="3199344.774" calcext:value-type="float">
            <text:p>3.199345E+06</text:p>
          </table:table-cell>
          <table:table-cell office:value-type="float" office:value="1556841.853" calcext:value-type="float">
            <text:p>1.556842E+06</text:p>
          </table:table-cell>
          <table:table-cell office:value-type="float" office:value="933916.097" calcext:value-type="float">
            <text:p>9.339161E+05</text:p>
          </table:table-cell>
          <table:table-cell office:value-type="float" office:value="706119.9415" calcext:value-type="float">
            <text:p>7.061199E+05</text:p>
          </table:table-cell>
          <table:table-cell office:value-type="float" office:value="523631.4891" calcext:value-type="float">
            <text:p>5.236315E+05</text:p>
          </table:table-cell>
          <table:table-cell office:value-type="float" office:value="311809.1479" calcext:value-type="float">
            <text:p>3.118091E+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 (delayed)</text:p>
          </table:table-cell>
          <table:table-cell office:value-type="float" office:value="0.00352781" calcext:value-type="float">
            <text:p>3.527810E-03</text:p>
          </table:table-cell>
          <table:table-cell office:value-type="float" office:value="0.149693" calcext:value-type="float">
            <text:p>1.496930E-01</text:p>
          </table:table-cell>
          <table:table-cell office:value-type="float" office:value="0.74492" calcext:value-type="float">
            <text:p>7.449200E-01</text:p>
          </table:table-cell>
          <table:table-cell office:value-type="float" office:value="0.10186" calcext:value-type="float">
            <text:p>1.018600E-01</text:p>
          </table:table-cell>
          <table:table-cell table:number-columns-repeated="7"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a</text:p>
          </table:table-cell>
          <table:table-cell office:value-type="float" office:value="0.000194647" calcext:value-type="float">
            <text:p>1.946470E-04</text:p>
          </table:table-cell>
          <table:table-cell office:value-type="float" office:value="0.00126242" calcext:value-type="float">
            <text:p>1.262420E-03</text:p>
          </table:table-cell>
          <table:table-cell office:value-type="float" office:value="0.00113732" calcext:value-type="float">
            <text:p>1.137320E-03</text:p>
          </table:table-cell>
          <table:table-cell office:value-type="float" office:value="0.00238229" calcext:value-type="float">
            <text:p>2.382290E-03</text:p>
          </table:table-cell>
          <table:table-cell office:value-type="float" office:value="0.00102302" calcext:value-type="float">
            <text:p>1.023020E-03</text:p>
          </table:table-cell>
          <table:table-cell office:value-type="float" office:value="0.000429567" calcext:value-type="float">
            <text:p>4.295670E-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mbda</text:p>
          </table:table-cell>
          <table:table-cell office:value-type="float" office:value="0.013336" calcext:value-type="float">
            <text:p>1.333600E-02</text:p>
          </table:table-cell>
          <table:table-cell office:value-type="float" office:value="0.0327336" calcext:value-type="float">
            <text:p>3.273360E-02</text:p>
          </table:table-cell>
          <table:table-cell office:value-type="float" office:value="0.120797" calcext:value-type="float">
            <text:p>1.207970E-01</text:p>
          </table:table-cell>
          <table:table-cell office:value-type="float" office:value="0.302939" calcext:value-type="float">
            <text:p>3.029390E-01</text:p>
          </table:table-cell>
          <table:table-cell office:value-type="float" office:value="0.850349" calcext:value-type="float">
            <text:p>8.503490E-01</text:p>
          </table:table-cell>
          <table:table-cell office:value-type="float" office:value="2.85678" calcext:value-type="float">
            <text:p>2.856780E+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11"/>
        </table:table-row>
        <table:table-row table:style-name="ro1">
          <table:table-cell/>
          <table:table-cell office:value-type="string" calcext:value-type="string">
            <text:p>reflector</text:p>
          </table:table-cell>
          <table:table-cell office:value-type="string" calcext:value-type="string">
            <text:p>phi</text:p>
          </table:table-cell>
          <table:table-cell office:value-type="float" office:value="4.55553E+017" calcext:value-type="float">
            <text:p>4.555530E+17</text:p>
          </table:table-cell>
          <table:table-cell office:value-type="float" office:value="1.41031E+018" calcext:value-type="float">
            <text:p>1.410310E+18</text:p>
          </table:table-cell>
          <table:table-cell office:value-type="float" office:value="3.36133E+018" calcext:value-type="float">
            <text:p>3.361330E+18</text:p>
          </table:table-cell>
          <table:table-cell office:value-type="float" office:value="7.86729E+018" calcext:value-type="float">
            <text:p>7.867290E+18</text:p>
          </table:table-cell>
          <table:table-cell office:value-type="float" office:value="6.03034E+018" calcext:value-type="float">
            <text:p>6.030340E+18</text:p>
          </table:table-cell>
          <table:table-cell office:value-type="float" office:value="1.68802E+018" calcext:value-type="float">
            <text:p>1.688020E+18</text:p>
          </table:table-cell>
          <table:table-cell office:value-type="float" office:value="2.33494E+018" calcext:value-type="float">
            <text:p>2.334940E+18</text:p>
          </table:table-cell>
          <table:table-cell office:value-type="float" office:value="1.46661E+018" calcext:value-type="float">
            <text:p>1.466610E+18</text:p>
          </table:table-cell>
          <table:table-cell office:value-type="float" office:value="2.93796E+018" calcext:value-type="float">
            <text:p>2.937960E+18</text:p>
          </table:table-cell>
          <table:table-cell office:value-type="float" office:value="4.76242E+018" calcext:value-type="float">
            <text:p>4.762420E+18</text:p>
          </table:table-cell>
          <table:table-cell office:value-type="float" office:value="5.12376E+018" calcext:value-type="float">
            <text:p>5.123760E+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t</text:p>
          </table:table-cell>
          <table:table-cell office:value-type="float" office:value="0.15545" calcext:value-type="float">
            <text:p>1.554500E-01</text:p>
          </table:table-cell>
          <table:table-cell office:value-type="float" office:value="0.194843" calcext:value-type="float">
            <text:p>1.948430E-01</text:p>
          </table:table-cell>
          <table:table-cell office:value-type="float" office:value="0.339644" calcext:value-type="float">
            <text:p>3.396440E-01</text:p>
          </table:table-cell>
          <table:table-cell office:value-type="float" office:value="0.424376" calcext:value-type="float">
            <text:p>4.243760E-01</text:p>
          </table:table-cell>
          <table:table-cell office:value-type="float" office:value="0.430413" calcext:value-type="float">
            <text:p>4.304130E-01</text:p>
          </table:table-cell>
          <table:table-cell office:value-type="float" office:value="0.430628" calcext:value-type="float">
            <text:p>4.306280E-01</text:p>
          </table:table-cell>
          <table:table-cell office:value-type="float" office:value="0.430864" calcext:value-type="float">
            <text:p>4.308640E-01</text:p>
          </table:table-cell>
          <table:table-cell office:value-type="float" office:value="0.431545" calcext:value-type="float">
            <text:p>4.315450E-01</text:p>
          </table:table-cell>
          <table:table-cell office:value-type="float" office:value="0.432398" calcext:value-type="float">
            <text:p>4.323980E-01</text:p>
          </table:table-cell>
          <table:table-cell office:value-type="float" office:value="0.435656" calcext:value-type="float">
            <text:p>4.356560E-01</text:p>
          </table:table-cell>
          <table:table-cell office:value-type="float" office:value="0.452974" calcext:value-type="float">
            <text:p>4.529740E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s(g→g2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08956" calcext:value-type="float">
            <text:p>1.089560E-01</text:p>
          </table:table-cell>
          <table:table-cell office:value-type="float" office:value="0.0453873" calcext:value-type="float">
            <text:p>4.538730E-02</text:p>
          </table:table-cell>
          <table:table-cell office:value-type="float" office:value="0.000884886" calcext:value-type="float">
            <text:p>8.848860E-04</text:p>
          </table:table-cell>
          <table:table-cell office:value-type="float" office:value="0.0000339873" calcext:value-type="float">
            <text:p>3.398730E-05</text:p>
          </table:table-cell>
          <table:table-cell table:number-columns-repeated="7"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00E+00</text:p>
          </table:table-cell>
          <table:table-cell office:value-type="float" office:value="0.15462" calcext:value-type="float">
            <text:p>1.546200E-01</text:p>
          </table:table-cell>
          <table:table-cell office:value-type="float" office:value="0.0402208" calcext:value-type="float">
            <text:p>4.022080E-02</text:p>
          </table:table-cell>
          <table:table-cell table:number-columns-repeated="8"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.000000E+00</text:p>
          </table:table-cell>
          <table:table-cell office:value-type="float" office:value="0.312515" calcext:value-type="float">
            <text:p>3.125150E-01</text:p>
          </table:table-cell>
          <table:table-cell office:value-type="float" office:value="0.0271267" calcext:value-type="float">
            <text:p>2.712670E-02</text:p>
          </table:table-cell>
          <table:table-cell table:number-columns-repeated="7"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.000000E+00</text:p>
          </table:table-cell>
          <table:table-cell office:value-type="float" office:value="0.410885" calcext:value-type="float">
            <text:p>4.108850E-01</text:p>
          </table:table-cell>
          <table:table-cell office:value-type="float" office:value="0.0134894" calcext:value-type="float">
            <text:p>1.348940E-02</text:p>
          </table:table-cell>
          <table:table-cell table:number-columns-repeated="6"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.000000E+00</text:p>
          </table:table-cell>
          <table:table-cell office:value-type="float" office:value="0.414347" calcext:value-type="float">
            <text:p>4.143470E-01</text:p>
          </table:table-cell>
          <table:table-cell office:value-type="float" office:value="0.0160568" calcext:value-type="float">
            <text:p>1.605680E-02</text:p>
          </table:table-cell>
          <table:table-cell table:number-columns-repeated="5"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.000000E+00</text:p>
          </table:table-cell>
          <table:table-cell office:value-type="float" office:value="0.0000608841" calcext:value-type="float">
            <text:p>6.088410E-05</text:p>
          </table:table-cell>
          <table:table-cell office:value-type="float" office:value="0.376222" calcext:value-type="float">
            <text:p>3.762220E-01</text:p>
          </table:table-cell>
          <table:table-cell office:value-type="float" office:value="0.0543187" calcext:value-type="float">
            <text:p>5.431870E-02</text:p>
          </table:table-cell>
          <table:table-cell table:number-columns-repeated="4"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00E+00</text:p>
          </table:table-cell>
          <table:table-cell office:value-type="float" office:value="0.000481779" calcext:value-type="float">
            <text:p>4.817790E-04</text:p>
          </table:table-cell>
          <table:table-cell office:value-type="float" office:value="0.386101" calcext:value-type="float">
            <text:p>3.861010E-01</text:p>
          </table:table-cell>
          <table:table-cell office:value-type="float" office:value="0.0416496" calcext:value-type="float">
            <text:p>4.164960E-02</text:p>
          </table:table-cell>
          <table:table-cell office:value-type="float" office:value="0.0024325" calcext:value-type="float">
            <text:p>2.432500E-03</text:p>
          </table:table-cell>
          <table:table-cell office:value-type="float" office:value="0.000143593" calcext:value-type="float">
            <text:p>1.435930E-04</text:p>
          </table:table-cell>
          <table:table-cell office:value-type="float" office:value="0" calcext:value-type="float">
            <text:p>0.000000E+0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.000000E+00</text:p>
          </table:table-cell>
          <table:table-cell office:value-type="float" office:value="0.0133105" calcext:value-type="float">
            <text:p>1.331050E-02</text:p>
          </table:table-cell>
          <table:table-cell office:value-type="float" office:value="0.308815" calcext:value-type="float">
            <text:p>3.088150E-01</text:p>
          </table:table-cell>
          <table:table-cell office:value-type="float" office:value="0.0953976" calcext:value-type="float">
            <text:p>9.539760E-02</text:p>
          </table:table-cell>
          <table:table-cell office:value-type="float" office:value="0.0125035" calcext:value-type="float">
            <text:p>1.250350E-02</text:p>
          </table:table-cell>
          <table:table-cell office:value-type="float" office:value="0.00142397" calcext:value-type="float">
            <text:p>1.423970E-03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.000000E+00</text:p>
          </table:table-cell>
          <table:table-cell office:value-type="float" office:value="0.000079291" calcext:value-type="float">
            <text:p>7.929100E-05</text:p>
          </table:table-cell>
          <table:table-cell office:value-type="float" office:value="0.0281531" calcext:value-type="float">
            <text:p>2.815310E-02</text:p>
          </table:table-cell>
          <table:table-cell office:value-type="float" office:value="0.313943" calcext:value-type="float">
            <text:p>3.139430E-01</text:p>
          </table:table-cell>
          <table:table-cell office:value-type="float" office:value="0.0773544" calcext:value-type="float">
            <text:p>7.735440E-02</text:p>
          </table:table-cell>
          <table:table-cell office:value-type="float" office:value="0.0127457" calcext:value-type="float">
            <text:p>1.274570E-0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.000000E+00</text:p>
          </table:table-cell>
          <table:table-cell office:value-type="float" office:value="0.00151225" calcext:value-type="float">
            <text:p>1.512250E-03</text:p>
          </table:table-cell>
          <table:table-cell office:value-type="float" office:value="0.0411604" calcext:value-type="float">
            <text:p>4.116040E-02</text:p>
          </table:table-cell>
          <table:table-cell office:value-type="float" office:value="0.344141" calcext:value-type="float">
            <text:p>3.441410E-01</text:p>
          </table:table-cell>
          <table:table-cell office:value-type="float" office:value="0.0486754" calcext:value-type="float">
            <text:p>4.867540E-0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.000000E+00</text:p>
          </table:table-cell>
          <table:table-cell office:value-type="float" office:value="0.00022183" calcext:value-type="float">
            <text:p>2.218300E-04</text:p>
          </table:table-cell>
          <table:table-cell office:value-type="float" office:value="0.00548228" calcext:value-type="float">
            <text:p>5.482280E-03</text:p>
          </table:table-cell>
          <table:table-cell office:value-type="float" office:value="0.0425781" calcext:value-type="float">
            <text:p>4.257810E-02</text:p>
          </table:table-cell>
          <table:table-cell office:value-type="float" office:value="0.404401" calcext:value-type="float">
            <text:p>4.044010E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Σtr</text:p>
          </table:table-cell>
          <table:table-cell office:value-type="float" office:value="0.130359" calcext:value-type="float">
            <text:p>1.303590E-01</text:p>
          </table:table-cell>
          <table:table-cell office:value-type="float" office:value="0.171022" calcext:value-type="float">
            <text:p>1.710220E-01</text:p>
          </table:table-cell>
          <table:table-cell office:value-type="float" office:value="0.302469" calcext:value-type="float">
            <text:p>3.024690E-01</text:p>
          </table:table-cell>
          <table:table-cell office:value-type="float" office:value="0.399425" calcext:value-type="float">
            <text:p>3.994250E-01</text:p>
          </table:table-cell>
          <table:table-cell office:value-type="float" office:value="0.406301" calcext:value-type="float">
            <text:p>4.063010E-01</text:p>
          </table:table-cell>
          <table:table-cell office:value-type="float" office:value="0.40657" calcext:value-type="float">
            <text:p>4.065700E-01</text:p>
          </table:table-cell>
          <table:table-cell office:value-type="float" office:value="0.407734" calcext:value-type="float">
            <text:p>4.077340E-01</text:p>
          </table:table-cell>
          <table:table-cell office:value-type="float" office:value="0.4098" calcext:value-type="float">
            <text:p>4.098000E-01</text:p>
          </table:table-cell>
          <table:table-cell office:value-type="float" office:value="0.412474" calcext:value-type="float">
            <text:p>4.124740E-01</text:p>
          </table:table-cell>
          <table:table-cell office:value-type="float" office:value="0.420504" calcext:value-type="float">
            <text:p>4.205040E-01</text:p>
          </table:table-cell>
          <table:table-cell office:value-type="float" office:value="0.455707" calcext:value-type="float">
            <text:p>4.557070E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2566656058" calcext:value-type="float">
            <text:p>2.566656E+09</text:p>
          </table:table-cell>
          <table:table-cell office:value-type="float" office:value="1623827394" calcext:value-type="float">
            <text:p>1.623827E+09</text:p>
          </table:table-cell>
          <table:table-cell office:value-type="float" office:value="728847036.9" calcext:value-type="float">
            <text:p>7.288470E+08</text:p>
          </table:table-cell>
          <table:table-cell office:value-type="float" office:value="89915120.13" calcext:value-type="float">
            <text:p>8.991512E+07</text:p>
          </table:table-cell>
          <table:table-cell office:value-type="float" office:value="10276003.17" calcext:value-type="float">
            <text:p>1.027600E+07</text:p>
          </table:table-cell>
          <table:table-cell office:value-type="float" office:value="3190647.574" calcext:value-type="float">
            <text:p>3.190648E+06</text:p>
          </table:table-cell>
          <table:table-cell office:value-type="float" office:value="1555732.563" calcext:value-type="float">
            <text:p>1.555733E+06</text:p>
          </table:table-cell>
          <table:table-cell office:value-type="float" office:value="925977.3691" calcext:value-type="float">
            <text:p>9.259774E+05</text:p>
          </table:table-cell>
          <table:table-cell office:value-type="float" office:value="699687.2398" calcext:value-type="float">
            <text:p>6.996872E+05</text:p>
          </table:table-cell>
          <table:table-cell office:value-type="float" office:value="518806.7445" calcext:value-type="float">
            <text:p>5.188067E+05</text:p>
          </table:table-cell>
          <table:table-cell office:value-type="float" office:value="297547.3175" calcext:value-type="float">
            <text:p>2.975473E+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15:58:26.656864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3:23:29.706735117</meta:creation-date>
    <dc:date>2024-04-18T16:42:10.697540192</dc:date>
    <meta:editing-duration>PT4H1M46S</meta:editing-duration>
    <meta:editing-cycles>9</meta:editing-cycles>
    <meta:generator>LibreOffice/6.4.7.2$Linux_X86_64 LibreOffice_project/40$Build-2</meta:generator>
    <meta:document-statistic meta:table-count="1" meta:cell-count="448" meta:object-count="0"/>
  </office:meta>
</office:document-meta>
</file>